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uclidCircularA-Medium" svg:font-family="EuclidCircularA-Medium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701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d7012" officeooo:paragraph-rsid="000d7012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236a7" officeooo:paragraph-rsid="001236a7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2df29" officeooo:paragraph-rsid="0012df29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43fc9" officeooo:paragraph-rsid="00143fc9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612cf" officeooo:paragraph-rsid="001630d7"/>
    </style:style>
    <style:style style:name="T1" style:family="text">
      <style:text-properties fo:font-variant="normal" fo:text-transform="none" fo:color="#202122" style:font-name="sans-serif" fo:font-size="15.0500001907349pt" fo:letter-spacing="normal" fo:font-style="normal" fo:font-weight="normal"/>
    </style:style>
    <style:style style:name="T2" style:family="text">
      <style:text-properties fo:font-variant="normal" fo:text-transform="none" fo:color="#202122" style:font-name="sans-serif" fo:font-size="15.0500001907349pt" fo:letter-spacing="normal" fo:font-style="normal" fo:font-weight="normal" officeooo:rsid="000c5074"/>
    </style:style>
    <style:style style:name="T3" style:family="text">
      <style:text-properties fo:font-variant="normal" fo:text-transform="none" fo:color="#202122" style:font-name="sans-serif" fo:font-size="15.0500001907349pt" fo:letter-spacing="normal" fo:font-style="normal" fo:font-weight="normal" officeooo:rsid="000d7012"/>
    </style:style>
    <style:style style:name="T4" style:family="text">
      <style:text-properties fo:font-variant="normal" fo:text-transform="none" fo:color="#202122" style:font-name="sans-serif" fo:font-size="15.0500001907349pt" fo:letter-spacing="normal" fo:font-style="normal" fo:font-weight="normal" officeooo:rsid="000f22c4"/>
    </style:style>
    <style:style style:name="T5" style:family="text">
      <style:text-properties fo:font-variant="normal" fo:text-transform="none" fo:color="#202122" style:font-name="sans-serif" fo:font-size="15.0500001907349pt" fo:letter-spacing="normal" fo:font-style="normal" fo:font-weight="normal" officeooo:rsid="0010da3f"/>
    </style:style>
    <style:style style:name="T6" style:family="text">
      <style:text-properties fo:font-variant="normal" fo:text-transform="none" fo:color="#202122" style:font-name="sans-serif" fo:font-size="15.0500001907349pt" fo:letter-spacing="normal" fo:font-style="normal" fo:font-weight="normal" officeooo:rsid="001630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1.</text:span><text:span text:style-name="T1">create table orders(order_id int primary key,name varchar,quantity int)</text:span><text:span text:style-name="T4">);</text:span></text:p>
      <text:p text:style-name="P2"><text:span text:style-name="T3">2.create table </text:span><text:span text:style-name="T1">Custemers</text:span><text:span text:style-name="T3">(cust_id int primary key,cust_name varchar,order_id int,foreign key(order_id)references orders(order_id)</text:span><text:span text:style-name="T4">);</text:span></text:p>
      <text:p text:style-name="P1"><text:span text:style-name="T2">3.</text:span><text:span text:style-name="T1">create table shops(shop_id int primary key,name varchar,cust_id int,order_id int,foreign key(cust_id) references Custemers(cust_id),foreign key(order_id) references Orders(</text:span><text:span text:style-name="T5">order</text:span><text:span text:style-name="T1">_id));</text:span></text:p>
      <text:p text:style-name="P3"><text:span text:style-name="T1">4.create table item(item_id int primary key,itm_name varchar,order_id int,foreign key(order_id)references orders(order_id));</text:span></text:p>
      <text:p text:style-name="P3"><text:span text:style-name="T1">5.create table cust_sal(cust_id int,salary int,foreign key(cust_id) references Custemers(cust_id))</text:span></text:p>
      <text:p text:style-name="P3"><text:span text:style-name="T1"/></text:p>
      <text:p text:style-name="P3"><text:span text:style-name="T1">Queries</text:span></text:p>
      <text:p text:style-name="P3"><text:span text:style-name="T1"/></text:p>
      <text:p text:style-name="P3"><text:span text:style-name="T1">1.Get the list of customer details which should include their name,salary and shop name <text:s/></text:span></text:p>
      <text:p text:style-name="P3"><text:span text:style-name="T1"/></text:p>
      <text:p text:style-name="P3"><text:span text:style-name="T1">select c.cust_name,s.salary,p.name from Custemers c join Cust_sal s on c.cust_id=s.cust_id join Shops p on p.cust_id<text:tab/>= s.cust_id<text:tab/></text:span></text:p>
      <text:p text:style-name="P1"><text:span text:style-name="T1"/></text:p>
      <text:p text:style-name="P4"><text:span text:style-name="T1">2.get item name,quantity by pirticular order id</text:span></text:p>
      <text:p text:style-name="P4"><text:span text:style-name="T1"/></text:p>
      <text:p text:style-name="P4"><text:span text:style-name="T1">select i.itm_name,o.quantity from Item i join Orders o on i.order_id=o.order_id</text:span></text:p>
      <text:p text:style-name="P4"><text:span text:style-name="T1">where o.order_id=1</text:span></text:p>
      <text:p text:style-name="P4"><text:span text:style-name="T1"/></text:p>
      <text:p text:style-name="P5"><text:span text:style-name="T1">3. get custemer names <text:s/>, order name whose salary &gt; 20000</text:span></text:p>
      <text:p text:style-name="P5"><text:span text:style-name="T1"/></text:p>
      <text:p text:style-name="P5"><text:span text:style-name="T1">select c.cust_name,o.name from Custemers c join Cust_sal s on c.cust_id=s.cust_id join Orders o on c.order_id=o.order_id</text:span></text:p>
      <text:p text:style-name="P5"><text:span text:style-name="T1"/></text:p>
      <text:p text:style-name="P6"><text:span text:style-name="T1">4.print customer name whose item name starts with s</text:span></text:p>
      <text:p text:style-name="P6"><text:span text:style-name="T1"/></text:p>
      <text:p text:style-name="P6"><text:span text:style-name="T1">select c.cust_name from Custemers c join Orders o on c.order_id = o.order_id join Item i on i.order_id=o.order_id where i.itm_name like "s%"</text:span></text:p>
      <text:p text:style-name="P7"><text:soft-page-break/><text:span text:style-name="T1">5.</text:span><text:span text:style-name="T6">print names of customers whose salary is &gt;20000</text:span></text:p>
      <text:p text:style-name="P7"><text:span text:style-name="T1"/></text:p>
      <text:p text:style-name="P7"><text:span text:style-name="T1"/></text:p>
      <text:p text:style-name="P7"><text:span text:style-name="T1">SELECT c.cust_name FROM Custemers c WHERE c.cust_id in (SELECT cust_id FROM Cust_sal WHERE salary&gt;20000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uclidCircularA-Medium" svg:font-family="EuclidCircularA-Medium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1:41:51.040466397</meta:creation-date>
    <meta:editing-duration>PT52M56S</meta:editing-duration>
    <meta:editing-cycles>2</meta:editing-cycles>
    <meta:generator>LibreOffice/6.4.7.2$Linux_X86_64 LibreOffice_project/40$Build-2</meta:generator>
    <dc:date>2022-07-13T18:00:02.404668298</dc:date>
    <meta:document-statistic meta:table-count="0" meta:image-count="0" meta:object-count="0" meta:page-count="2" meta:paragraph-count="17" meta:word-count="180" meta:character-count="1502" meta:non-whitespace-character-count="1335"/>
  </office:meta>
</office:document-meta>
</file>